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cccccc" draw:fill-gradient-name="Gradient_20_2" draw:textarea-horizontal-align="justify" draw:textarea-vertical-align="middle" draw:auto-grow-height="false" fo:min-height="4.322cm" fo:min-width="10.168cm"/>
    </style:style>
    <style:style style:name="gr2" style:family="graphic" style:parent-style-name="standard">
      <style:graphic-properties draw:textarea-horizontal-align="justify" draw:textarea-vertical-align="middle" draw:auto-grow-height="false" fo:min-height="0.249cm" fo:min-width="1.563cm" draw:shadow="visible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svg:stroke-width="0.203cm" svg:stroke-color="#000000" draw:fill="none" draw:fill-color="#ffffff" fo:min-height="0.949cm" fo:padding-top="0.226cm" fo:padding-bottom="0.226cm" fo:padding-left="0.351cm" fo:padding-right="0.351cm"/>
    </style:style>
    <style:style style:name="gr6" style:family="graphic" style:parent-style-name="standard">
      <style:graphic-properties draw:textarea-horizontal-align="justify" draw:textarea-vertical-align="middle" draw:auto-grow-height="false" fo:min-height="1.107cm" fo:min-width="8.898cm" draw:shadow="visible" draw:shadow-offset-x="0.203cm" draw:shadow-offset-y="0.203cm"/>
    </style:style>
    <style:style style:name="gr7" style:family="graphic" style:parent-style-name="standard">
      <style:graphic-properties draw:stroke="none" svg:stroke-width="0.203cm" svg:stroke-color="#000000" draw:fill="none" draw:fill-color="#ffffff" fo:min-height="0.889cm" fo:padding-top="0.226cm" fo:padding-bottom="0.226cm" fo:padding-left="0.351cm" fo:padding-right="0.351cm"/>
    </style:style>
    <style:style style:name="gr8" style:family="graphic" style:parent-style-name="standard">
      <style:graphic-properties draw:stroke="none" svg:stroke-width="0.203cm" svg:stroke-color="#000000" draw:fill="none" draw:fill-color="#ffffff" fo:min-height="1.093cm" fo:padding-top="0.226cm" fo:padding-bottom="0.226cm" fo:padding-left="0.351cm" fo:padding-right="0.351cm"/>
    </style:style>
    <style:style style:name="gr9" style:family="graphic" style:parent-style-name="objectwithoutfill">
      <style:graphic-properties draw:stroke="solid" draw:stroke-dash="Fine_20_Dashe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016cm"/>
    </style:style>
    <style:style style:name="gr11" style:family="graphic" style:parent-style-name="standard">
      <style:graphic-properties draw:stroke="none" svg:stroke-color="#000000" draw:fill="none" draw:fill-color="#ffffff" fo:min-height="0.891cm"/>
    </style:style>
    <style:style style:name="gr12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57cm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line-height="150%" fo:text-align="end"/>
    </style:style>
    <style:style style:name="P7" style:family="paragraph">
      <style:paragraph-properties fo:line-height="150%" fo:text-align="end"/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line-height="150%" fo:text-align="end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line-height="150%"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4.572cm" svg:x="3.199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0.889cm" svg:x="3.958cm" svg:y="4.015cm">
          <text:p text:style-name="P1"><text:span text:style-name="T1">Op A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4.572cm" svg:y1="0.321cm" svg:x2="4.572cm" svg:y2="4.004cm">
          <text:p/>
        </draw:line>
        <draw:line draw:style-name="gr3" draw:text-style-name="P1" draw:layer="layout" svg:x1="7.171cm" svg:y1="2.568cm" svg:x2="7.17cm" svg:y2="3.999cm">
          <text:p/>
        </draw:line>
        <draw:frame draw:style-name="gr4" draw:text-style-name="P3" draw:layer="layout" svg:width="1.651cm" svg:height="1.012cm" svg:x="4.974cm" svg:y="2.745cm">
          <draw:text-box>
            <text:p text:style-name="P3">...</text:p>
          </draw:text-box>
        </draw:frame>
        <draw:line draw:style-name="gr3" draw:text-style-name="P1" draw:layer="layout" svg:x1="9.822cm" svg:y1="0.321cm" svg:x2="9.822cm" svg:y2="4.004cm">
          <text:p/>
        </draw:line>
        <draw:line draw:style-name="gr3" draw:text-style-name="P1" draw:layer="layout" svg:x1="1.285cm" svg:y1="6.371cm" svg:x2="3.866cm" svg:y2="6.373cm">
          <text:p/>
        </draw:line>
        <draw:frame draw:style-name="gr5" draw:text-style-name="P4" draw:layer="layout" svg:width="4.064cm" svg:height="1.401cm" svg:x="-0.247cm" svg:y="5.609cm">
          <draw:text-box>
            <text:p><text:span text:style-name="T2">Configure</text:span><text:span text:style-name="T3"> </text:span><text:span text:style-name="T2">Function</text:span></text:p>
          </draw:text-box>
        </draw:frame>
        <draw:custom-shape draw:style-name="gr2" draw:text-style-name="P2" draw:layer="layout" svg:width="3.683cm" svg:height="0.889cm" svg:x="9.257cm" svg:y="4.015cm">
          <text:p text:style-name="P1"><text:span text:style-name="T1">Op B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12.463cm" svg:y1="2.569cm" svg:x2="12.469cm" svg:y2="3.999cm">
          <text:p/>
        </draw:line>
        <draw:frame draw:style-name="gr4" draw:text-style-name="P3" draw:layer="layout" svg:width="1.651cm" svg:height="1.012cm" svg:x="10.273cm" svg:y="2.745cm">
          <draw:text-box>
            <text:p text:style-name="P3">...</text:p>
          </draw:text-box>
        </draw:frame>
        <draw:line draw:style-name="gr3" draw:text-style-name="P1" draw:layer="layout" svg:x1="11.069cm" svg:y1="4.902cm" svg:x2="11.073cm" svg:y2="5.715cm">
          <text:p/>
        </draw:line>
        <draw:custom-shape draw:style-name="gr6" draw:text-style-name="P2" draw:layer="layout" svg:width="9.398cm" svg:height="1.357cm" svg:x="3.831cm" svg:y="5.628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523cm" svg:y1="4.523cm" svg:x2="4.466cm" svg:y2="4.523cm">
          <text:p/>
        </draw:line>
        <draw:line draw:style-name="gr3" draw:text-style-name="P1" draw:layer="layout" svg:x1="8.413cm" svg:y1="7.002cm" svg:x2="8.406cm" svg:y2="9.525cm">
          <text:p/>
        </draw:line>
        <draw:line draw:style-name="gr3" draw:text-style-name="P1" draw:layer="layout" svg:x1="16.365cm" svg:y1="4.573cm" svg:x2="12.422cm" svg:y2="4.573cm">
          <text:p/>
        </draw:line>
        <draw:frame draw:style-name="gr7" draw:text-style-name="P5" draw:layer="layout" svg:width="4.064cm" svg:height="1.341cm" svg:x="0.053cm" svg:y="3.71cm">
          <draw:text-box>
            <text:p><text:span text:style-name="T2">Configure input A</text:span></text:p>
          </draw:text-box>
        </draw:frame>
        <draw:frame draw:style-name="gr8" draw:text-style-name="P3" draw:layer="layout" svg:width="2.286cm" svg:height="1.545cm" svg:x="7.28cm" svg:y="7.94cm">
          <draw:text-box>
            <text:p text:style-name="P3">...</text:p>
          </draw:text-box>
        </draw:frame>
        <draw:frame draw:style-name="gr8" draw:text-style-name="P3" draw:layer="layout" svg:width="2.286cm" svg:height="1.545cm" svg:x="6.98cm" svg:y="1.34cm">
          <draw:text-box>
            <text:p text:style-name="P3">...</text:p>
          </draw:text-box>
        </draw:frame>
        <draw:frame draw:style-name="gr8" draw:text-style-name="P3" draw:layer="layout" svg:width="2.286cm" svg:height="1.545cm" svg:x="6.98cm" svg:y="0.041cm">
          <draw:text-box>
            <text:p text:style-name="P3">...</text:p>
          </draw:text-box>
        </draw:frame>
        <draw:frame draw:style-name="gr8" draw:text-style-name="P3" draw:layer="layout" svg:width="2.286cm" svg:height="1.545cm" svg:x="7.28cm" svg:y="9.041cm">
          <draw:text-box>
            <text:p text:style-name="P3">...</text:p>
          </draw:text-box>
        </draw:frame>
        <draw:frame draw:style-name="gr7" draw:text-style-name="P7" draw:layer="layout" svg:width="4.064cm" svg:height="1.341cm" svg:x="8.406cm" svg:y="7.112cm">
          <draw:text-box>
            <text:p text:style-name="P6"><text:span text:style-name="T4">FU5</text:span></text:p>
          </draw:text-box>
        </draw:frame>
        <draw:line draw:style-name="gr9" draw:text-style-name="P1" draw:layer="layout" svg:x1="1.042cm" svg:y1="8.369cm" svg:x2="15.52cm" svg:y2="8.369cm">
          <text:p/>
        </draw:line>
        <draw:line draw:style-name="gr9" draw:text-style-name="P1" draw:layer="layout" svg:x1="1.043cm" svg:y1="2.57cm" svg:x2="15.521cm" svg:y2="2.57cm">
          <text:p/>
        </draw:line>
        <draw:line draw:style-name="gr9" draw:text-style-name="P1" draw:layer="layout" svg:x1="1.042cm" svg:y1="1.669cm" svg:x2="15.52cm" svg:y2="1.669cm">
          <text:p/>
        </draw:line>
        <draw:line draw:style-name="gr9" draw:text-style-name="P1" draw:layer="layout" svg:x1="1.041cm" svg:y1="0.368cm" svg:x2="15.519cm" svg:y2="0.368cm">
          <text:p/>
        </draw:line>
        <draw:line draw:style-name="gr9" draw:text-style-name="P1" draw:layer="layout" svg:x1="1.04cm" svg:y1="10.067cm" svg:x2="15.518cm" svg:y2="10.067cm">
          <text:p/>
        </draw:line>
        <draw:line draw:style-name="gr9" draw:text-style-name="P1" draw:layer="layout" svg:x1="1.04cm" svg:y1="9.467cm" svg:x2="15.518cm" svg:y2="9.467cm">
          <text:p/>
        </draw:line>
        <draw:frame draw:style-name="gr10" draw:text-style-name="P8" draw:layer="layout" svg:width="2.54cm" svg:height="1.266cm" svg:x="13.87cm" svg:y="-0.695cm">
          <draw:text-box>
            <text:p/>
          </draw:text-box>
        </draw:frame>
        <draw:frame draw:style-name="gr11" draw:text-style-name="P9" draw:layer="layout" svg:width="3.61cm" svg:height="1.141cm" svg:x="12.165cm" svg:y="-0.131cm">
          <draw:text-box>
            <text:p text:style-name="P6"><text:span text:style-name="T2">data_bus[0][31:0]</text:span></text:p>
          </draw:text-box>
        </draw:frame>
        <draw:line draw:style-name="gr12" draw:text-style-name="P1" draw:layer="layout" svg:x1="3.075cm" svg:y1="6.73cm" svg:x2="14.251cm" svg:y2="6.73cm">
          <text:p/>
        </draw:line>
        <draw:line draw:style-name="gr12" draw:text-style-name="P1" draw:layer="layout" svg:x1="3.074cm" svg:y1="5.929cm" svg:x2="14.25cm" svg:y2="5.929cm">
          <text:p/>
        </draw:line>
        <draw:connector draw:style-name="gr13" draw:text-style-name="P1" draw:layer="layout" draw:line-skew="1.54cm" svg:x1="0.375cm" svg:y1="7.507cm" svg:x2="3.456cm" svg:y2="6.759cm" svg:d="M375 7507h3081v-748" svg:viewBox="0 0 3082 749">
          <text:p/>
        </draw:connector>
        <draw:frame draw:style-name="gr14" draw:text-style-name="P5" draw:layer="layout" svg:width="3.556cm" svg:height="0.607cm" svg:x="0.154cm" svg:y="6.53cm">
          <draw:text-box>
            <text:p><text:span text:style-name="T2">Control BUS</text:span></text:p>
          </draw:text-box>
        </draw:frame>
        <draw:frame draw:style-name="gr11" draw:text-style-name="P10" draw:layer="layout" svg:width="3.638cm" svg:height="1.141cm" svg:x="12.656cm" svg:y="5.869cm">
          <draw:text-box>
            <text:p text:style-name="P6"><text:span text:style-name="T2">Pipeline register 0</text:span></text:p>
          </draw:text-box>
        </draw:frame>
        <draw:frame draw:style-name="gr11" draw:text-style-name="P10" draw:layer="layout" svg:width="3.327cm" svg:height="1.141cm" svg:x="12.956cm" svg:y="6.669cm">
          <draw:text-box>
            <text:p text:style-name="P6"><text:span text:style-name="T2">Pipeline register 1</text:span></text:p>
          </draw:text-box>
        </draw:frame>
        <draw:frame draw:style-name="gr11" draw:text-style-name="P9" draw:layer="layout" svg:width="3.423cm" svg:height="1.141cm" svg:x="12.352cm" svg:y="1.169cm">
          <draw:text-box>
            <text:p text:style-name="P6"><text:span text:style-name="T2">data_bus[7][31:0]</text:span></text:p>
          </draw:text-box>
        </draw:frame>
        <draw:frame draw:style-name="gr15" draw:text-style-name="P9" draw:layer="layout" svg:width="4.186cm" svg:height="0.762cm" svg:x="11.589cm" svg:y="2.069cm">
          <draw:text-box>
            <text:p text:style-name="P6"><text:span text:style-name="T2">data_bus[18][31:0]</text:span></text:p>
          </draw:text-box>
        </draw:frame>
        <draw:frame draw:style-name="gr15" draw:text-style-name="P9" draw:layer="layout" svg:width="3.611cm" svg:height="0.762cm" svg:x="12.165cm" svg:y="7.869cm">
          <draw:text-box>
            <text:p text:style-name="P6"><text:span text:style-name="T2">data_bus[0][31:0]</text:span></text:p>
          </draw:text-box>
        </draw:frame>
        <draw:frame draw:style-name="gr15" draw:text-style-name="P9" draw:layer="layout" svg:width="5.058cm" svg:height="0.762cm" svg:x="10.718cm" svg:y="8.969cm">
          <draw:text-box>
            <text:p text:style-name="P6"><text:span text:style-name="T2">data_bus[8][31:0]</text:span></text:p>
          </draw:text-box>
        </draw:frame>
        <draw:frame draw:style-name="gr15" draw:text-style-name="P9" draw:layer="layout" svg:width="3.735cm" svg:height="0.762cm" svg:x="12.041cm" svg:y="9.569cm">
          <draw:text-box>
            <text:p text:style-name="P6"><text:span text:style-name="T2">data_bus[18][31:0]</text:span></text:p>
          </draw:text-box>
        </draw:frame>
        <draw:frame draw:style-name="gr7" draw:text-style-name="P5" draw:layer="layout" svg:width="4.064cm" svg:height="1.341cm" svg:x="13.151cm" svg:y="3.791cm">
          <draw:text-box>
            <text:p><text:span text:style-name="T2">Configure input B</text:span></text:p>
          </draw:text-box>
        </draw:frame>
        <draw:line draw:style-name="gr3" draw:text-style-name="P1" draw:layer="layout" svg:x1="5.769cm" svg:y1="4.902cm" svg:x2="5.773cm" svg:y2="5.715cm">
          <text:p/>
        </draw:line>
        <draw:line draw:style-name="gr3" draw:text-style-name="P1" draw:layer="layout" svg:x1="5.157cm" svg:y1="1.666cm" svg:x2="5.17cm" svg:y2="3.999cm">
          <text:p/>
        </draw:line>
        <draw:line draw:style-name="gr3" draw:text-style-name="P1" draw:layer="layout" svg:x1="10.462cm" svg:y1="1.666cm" svg:x2="10.475cm" svg:y2="3.9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eeeee" draw:end-color="#b2b2b2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Lopes</meta:initial-creator>
    <meta:creation-date>2016-07-11T13:43:52</meta:creation-date>
    <dc:date>2017-08-14T18:02:06.156668170</dc:date>
    <meta:editing-duration>PT1H32M59S</meta:editing-duration>
    <meta:editing-cycles>22</meta:editing-cycles>
    <meta:generator>LibreOffice/4.3.3.2$Linux_X86_64 LibreOffice_project/430m0$Build-2</meta:generator>
    <dc:creator>Jose Sousa</dc:creator>
    <meta:document-statistic meta:object-count="45"/>
  </office:meta>
</office:document-meta>
</file>